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4" style:family="table-cell" style:parent-style-name="Default" style:data-style-name="N100">
      <style:table-cell-properties fo:background-color="#fe7f00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281.77</text:p>
          </table:table-cell>
          <table:table-cell table:number-columns-repeated="2"/>
          <table:table-cell table:style-name="ce41"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7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6"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table:style-name="Default" office:value-type="string" calcext:value-type="string">
            <text:p>25.72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7" office:value-type="string" calcext:value-type="string">
            <text:p>264.3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1010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table:number-columns-repeated="11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7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 style:data-style-name="N2" text:time-value="13:06:31.2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1T13:26:09.961000000</dc:date>
    <meta:editing-duration>P6DT8H57M8S</meta:editing-duration>
    <meta:editing-cycles>2513</meta:editing-cycles>
    <meta:document-statistic meta:table-count="6" meta:cell-count="13956" meta:object-count="0"/>
  </office:meta>
</office:document-meta>
</file>